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DateEditor.CustomDateEditor( DateFormat dateFormat , boolean allow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DateEditor.CustomDateEditor( DateFormat dateFormat , boolean allowEmpty , int exactDate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DateEditor.setAsText( @ Nullable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stomDat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